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0000000400ECFA22E0.png"/>
  <manifest:file-entry manifest:media-type="image/png" manifest:full-path="Pictures/1000020100000400000004009F2C567D.png"/>
  <manifest:file-entry manifest:media-type="image/png" manifest:full-path="Pictures/1000020100000400000004002F6CE64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zonder_20_vulling_20_en_20_geen_20_lijn">
      <style:graphic-properties draw:textarea-vertical-align="middle" draw:color-mode="standard" draw:luminance="0%" draw:contrast="0%" draw:gamma="100%" draw:red="0%" draw:green="0%" draw:blue="0%" fo:clip="rect(0cm, 3.45cm, 6.9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13.694cm" svg:height="13.113cm" svg:x="15cm" svg:y="1.287cm">
          <draw:image xlink:href="Pictures/1000020100000400000004002F6CE649.png" xlink:type="simple" xlink:show="embed" xlink:actuate="onLoad">
            <text:p/>
          </draw:image>
        </draw:frame>
        <draw:frame draw:style-name="gr2" draw:text-style-name="P1" draw:layer="layout" svg:width="14.854cm" svg:height="9.564cm" svg:x="2.646cm" svg:y="2.936cm">
          <draw:image xlink:href="Pictures/1000020100000400000004009F2C567D.png" xlink:type="simple" xlink:show="embed" xlink:actuate="onLoad">
            <text:p/>
          </draw:image>
        </draw:frame>
        <draw:frame draw:style-name="gr1" draw:text-style-name="P1" draw:layer="layout" svg:width="7.3cm" svg:height="6.351cm" svg:x="6.7cm" svg:y="13.149cm">
          <draw:image xlink:href="Pictures/100002010000040000000400ECFA22E0.png" xlink:type="simple" xlink:show="embed" xlink:actuate="onLoad">
            <text:p/>
          </draw:image>
        </draw:frame>
        <draw:frame draw:style-name="gr3" draw:layer="layout" svg:width="2.233cm" svg:height="0.962cm" svg:x="2.4cm" svg:y="8.338cm">
          <draw:text-box>
            <text:p>1950s</text:p>
          </draw:text-box>
        </draw:frame>
        <draw:frame draw:style-name="gr3" draw:layer="layout" svg:width="2.233cm" svg:height="0.962cm" svg:x="3.667cm" svg:y="18.138cm">
          <draw:text-box>
            <text:p>1970s</text:p>
          </draw:text-box>
        </draw:frame>
        <draw:frame draw:style-name="gr3" draw:layer="layout" svg:width="2.233cm" svg:height="0.962cm" svg:x="24.967cm" svg:y="14.4cm">
          <draw:text-box>
            <text:p>1960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9-05T12:27:28</dc:date>
    <dc:creator>Rik Hoekstra</dc:creator>
    <meta:generator>OpenOffice/4.1.2$Unix OpenOffice.org_project/412m3$Build-9782</meta:generator>
    <meta:editing-duration>PT13M49S</meta:editing-duration>
    <meta:editing-cycles>1</meta:editing-cycles>
    <meta:document-statistic meta:object-count="6"/>
  </office:meta>
</office:document-meta>
</file>